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inherit" svg:font-family="inherit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cm" fo:text-align="start" style:justify-single-word="false" fo:text-indent="1.27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style:font-size-asian="14pt"/>
    </style:style>
    <style:style style:name="P8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9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10" style:family="paragraph" style:parent-style-name="Standard">
      <style:paragraph-properties fo:margin-top="0cm" fo:margin-bottom="0cm" fo:line-height="100%" fo:text-align="justify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12121" style:font-name="inherit" fo:font-size="14pt" style:font-name-asian="Times New Roman" style:font-size-asian="14pt" style:font-name-complex="Angsana New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  <style:text-properties fo:font-size="14pt" style:font-size-asian="14pt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</style:style>
    <style:style style:name="P14" style:family="paragraph" style:parent-style-name="Standard" style:master-page-name="Standard">
      <style:paragraph-properties fo:margin-left="0cm" fo:margin-right="0cm" fo:margin-top="0cm" fo:margin-bottom="0cm" fo:text-align="start" style:justify-single-word="false" fo:text-indent="1.27cm" style:auto-text-indent="false" style:page-number="auto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color="#212121" style:font-name="inherit" fo:font-size="14pt" style:font-name-asian="Times New Roman" style:font-size-asian="14pt" style:font-name-complex="Angsana New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color="#212121" style:font-name="inherit" fo:font-size="14pt" style:font-name-asian="Times New Roman" style:font-size-asian="14pt" style:font-name-complex="Angsana New"/>
    </style:style>
  </office:automatic-styles>
  <office:body>
    <office:text text:use-soft-page-breaks="true">
      <text:tracked-changes>
        <text:changed-region xml:id="ct211549624" text:id="ct211549624">
          <text:insertion>
            <office:change-info>
              <dc:creator>Lenovo</dc:creator>
              <dc:date>2017-02-22T11:49:00</dc:date>
            </office:change-info>
          </text:insertion>
        </text:changed-region>
        <text:changed-region xml:id="ct211547440" text:id="ct211547440">
          <text:deletion>
            <office:change-info>
              <dc:creator>Lenovo</dc:creator>
              <dc:date>2017-02-22T11:49:00</dc:date>
            </office:change-info>
            <text:p text:style-name="P1"><text:span text:style-name="T1">เป้า</text:span></text:p>
          </text:deletion>
        </text:changed-region>
        <text:changed-region xml:id="ct211546504" text:id="ct211546504">
          <text:insertion>
            <office:change-info>
              <dc:creator>Lenovo</dc:creator>
              <dc:date>2017-02-22T11:05:00</dc:date>
            </office:change-info>
          </text:insertion>
        </text:changed-region>
        <text:changed-region xml:id="ct211548480" text:id="ct211548480">
          <text:deletion>
            <office:change-info>
              <dc:creator>Lenovo</dc:creator>
              <dc:date>2017-02-22T11:05:00</dc:date>
            </office:change-info>
            <text:p text:style-name="P1"><text:span text:style-name="T1">ฉัน</text:span></text:p>
          </text:deletion>
        </text:changed-region>
        <text:changed-region xml:id="ct211548584" text:id="ct211548584">
          <text:insertion>
            <office:change-info>
              <dc:creator>Lenovo</dc:creator>
              <dc:date>2017-02-22T11:03:00</dc:date>
            </office:change-info>
          </text:insertion>
        </text:changed-region>
        <text:changed-region xml:id="ct211548688" text:id="ct211548688">
          <text:insertion>
            <office:change-info>
              <dc:creator>Lenovo</dc:creator>
              <dc:date>2017-02-22T11:04:00</dc:date>
            </office:change-info>
          </text:insertion>
        </text:changed-region>
        <text:changed-region xml:id="ct211548792" text:id="ct211548792">
          <text:deletion>
            <office:change-info>
              <dc:creator>Lenovo</dc:creator>
              <dc:date>2017-02-22T11:03:00</dc:date>
            </office:change-info>
            <text:p text:style-name="P1"><text:span text:style-name="T1">ทำ</text:span></text:p>
          </text:deletion>
        </text:changed-region>
        <text:changed-region xml:id="ct211550456" text:id="ct211550456">
          <text:deletion>
            <office:change-info>
              <dc:creator>Lenovo</dc:creator>
              <dc:date>2017-02-22T11:04:00</dc:date>
            </office:change-info>
            <text:p text:style-name="P1"><text:span text:style-name="T1"><text:s/>app</text:span></text:p>
          </text:deletion>
        </text:changed-region>
        <text:changed-region xml:id="ct211549208" text:id="ct211549208">
          <text:insertion>
            <office:change-info>
              <dc:creator>Lenovo</dc:creator>
              <dc:date>2017-02-22T11:05:00</dc:date>
            </office:change-info>
          </text:insertion>
        </text:changed-region>
        <text:changed-region xml:id="ct211549936" text:id="ct211549936">
          <text:deletion>
            <office:change-info>
              <dc:creator>Lenovo</dc:creator>
              <dc:date>2017-02-22T11:05:00</dc:date>
            </office:change-info>
            <text:p text:style-name="P1"><text:span text:style-name="T1">ขึ้นมาเพื่อ</text:span></text:p>
          </text:deletion>
        </text:changed-region>
        <text:changed-region xml:id="ct211550248" text:id="ct211550248">
          <text:insertion>
            <office:change-info>
              <dc:creator>Lenovo</dc:creator>
              <dc:date>2017-02-22T11:05:00</dc:date>
            </office:change-info>
          </text:insertion>
        </text:changed-region>
        <text:changed-region xml:id="ct211549832" text:id="ct211549832">
          <text:insertion>
            <office:change-info>
              <dc:creator>Lenovo</dc:creator>
              <dc:date>2017-02-22T11:05:00</dc:date>
            </office:change-info>
          </text:insertion>
        </text:changed-region>
        <text:changed-region xml:id="ct211550144" text:id="ct211550144">
          <text:insertion>
            <office:change-info>
              <dc:creator>Lenovo</dc:creator>
              <dc:date>2017-02-22T11:05:00</dc:date>
            </office:change-info>
          </text:insertion>
        </text:changed-region>
        <text:changed-region xml:id="ct211550352" text:id="ct211550352">
          <text:insertion>
            <office:change-info>
              <dc:creator>Lenovo</dc:creator>
              <dc:date>2017-02-22T11:50:00</dc:date>
            </office:change-info>
          </text:insertion>
        </text:changed-region>
        <text:changed-region xml:id="ct211550040" text:id="ct211550040">
          <text:deletion>
            <office:change-info>
              <dc:creator>Lenovo</dc:creator>
              <dc:date>2017-02-22T11:50:00</dc:date>
            </office:change-info>
            <text:p text:style-name="P2"><text:span text:style-name="T1">ครู</text:span></text:p>
          </text:deletion>
        </text:changed-region>
        <text:changed-region xml:id="ct211608008" text:id="ct211608008">
          <text:insertion>
            <office:change-info>
              <dc:creator>Lenovo</dc:creator>
              <dc:date>2017-02-22T11:50:00</dc:date>
            </office:change-info>
          </text:insertion>
        </text:changed-region>
        <text:changed-region xml:id="ct211607592" text:id="ct211607592">
          <text:deletion>
            <office:change-info>
              <dc:creator>Lenovo</dc:creator>
              <dc:date>2017-02-22T11:50:00</dc:date>
            </office:change-info>
            <text:p text:style-name="P2"><text:span text:style-name="T1">นอกจากนั้น</text:span></text:p>
          </text:deletion>
        </text:changed-region>
        <text:changed-region xml:id="ct211607696" text:id="ct211607696">
          <text:insertion>
            <office:change-info>
              <dc:creator>Lenovo</dc:creator>
              <dc:date>2017-02-22T11:50:00</dc:date>
            </office:change-info>
          </text:insertion>
        </text:changed-region>
        <text:changed-region xml:id="ct211607384" text:id="ct211607384">
          <text:insertion>
            <office:change-info>
              <dc:creator>Lenovo</dc:creator>
              <dc:date>2017-02-22T11:06:00</dc:date>
            </office:change-info>
          </text:insertion>
        </text:changed-region>
        <text:changed-region xml:id="ct211607904" text:id="ct211607904">
          <text:insertion>
            <office:change-info>
              <dc:creator>Lenovo</dc:creator>
              <dc:date>2017-02-22T11:06:00</dc:date>
            </office:change-info>
          </text:insertion>
        </text:changed-region>
        <text:changed-region xml:id="ct211607488" text:id="ct211607488">
          <text:insertion>
            <office:change-info>
              <dc:creator>Lenovo</dc:creator>
              <dc:date>2017-02-22T11:50:00</dc:date>
            </office:change-info>
          </text:insertion>
        </text:changed-region>
        <text:changed-region xml:id="ct211607800" text:id="ct211607800">
          <text:deletion>
            <office:change-info>
              <dc:creator>Lenovo</dc:creator>
              <dc:date>2017-02-22T11:50:00</dc:date>
            </office:change-info>
            <text:p text:style-name="P2"><text:span text:style-name="T1">ไป</text:span></text:p>
          </text:deletion>
        </text:changed-region>
        <text:changed-region xml:id="ct211605928" text:id="ct211605928">
          <text:insertion>
            <office:change-info>
              <dc:creator>Lenovo</dc:creator>
              <dc:date>2017-02-22T11:07:00</dc:date>
            </office:change-info>
          </text:insertion>
        </text:changed-region>
        <text:changed-region xml:id="ct211606864" text:id="ct211606864">
          <text:deletion>
            <office:change-info>
              <dc:creator>Lenovo</dc:creator>
              <dc:date>2017-02-22T11:07:00</dc:date>
            </office:change-info>
            <text:p text:style-name="P2"><text:span text:style-name="T1">ในการที่จะเรียนกับเจ้าของภาษา</text:span></text:p>
          </text:deletion>
        </text:changed-region>
        <text:changed-region xml:id="ct211604888" text:id="ct211604888">
          <text:insertion>
            <office:change-info>
              <dc:creator>Lenovo</dc:creator>
              <dc:date>2017-02-22T11:08:00</dc:date>
            </office:change-info>
          </text:insertion>
        </text:changed-region>
        <text:changed-region xml:id="ct211607176" text:id="ct211607176">
          <text:insertion>
            <office:change-info>
              <dc:creator>Lenovo</dc:creator>
              <dc:date>2017-02-22T11:51:00</dc:date>
            </office:change-info>
          </text:insertion>
        </text:changed-region>
        <text:changed-region xml:id="ct211607280" text:id="ct211607280">
          <text:deletion>
            <office:change-info>
              <dc:creator>Lenovo</dc:creator>
              <dc:date>2017-02-22T11:08:00</dc:date>
            </office:change-info>
            <text:p text:style-name="P2"><text:span text:style-name="T1">และ</text:span></text:p>
          </text:deletion>
        </text:changed-region>
        <text:changed-region xml:id="ct211605200" text:id="ct211605200">
          <text:deletion>
            <office:change-info>
              <dc:creator>Lenovo</dc:creator>
              <dc:date>2017-02-22T11:51:00</dc:date>
            </office:change-info>
            <text:p text:style-name="P2"><text:span text:style-name="T1">มีความก้าวหน้า</text:span></text:p>
          </text:deletion>
        </text:changed-region>
        <text:changed-region xml:id="ct211606552" text:id="ct211606552">
          <text:deletion>
            <office:change-info>
              <dc:creator>Lenovo</dc:creator>
              <dc:date>2017-02-22T11:08:00</dc:date>
            </office:change-info>
            <text:p text:style-name="P2"><text:span text:style-name="T1">ใน</text:span></text:p>
          </text:deletion>
        </text:changed-region>
        <text:changed-region xml:id="ct211604368" text:id="ct211604368">
          <text:insertion>
            <office:change-info>
              <dc:creator>Lenovo</dc:creator>
              <dc:date>2017-02-22T11:08:00</dc:date>
            </office:change-info>
          </text:insertion>
        </text:changed-region>
        <text:changed-region xml:id="ct211604992" text:id="ct211604992">
          <text:insertion>
            <office:change-info>
              <dc:creator>Lenovo</dc:creator>
              <dc:date>2017-02-22T11:08:00</dc:date>
            </office:change-info>
          </text:insertion>
        </text:changed-region>
        <text:changed-region xml:id="ct211606760" text:id="ct211606760">
          <text:insertion>
            <office:change-info>
              <dc:creator>Lenovo</dc:creator>
              <dc:date>2017-02-22T11:09:00</dc:date>
            </office:change-info>
          </text:insertion>
        </text:changed-region>
        <text:changed-region xml:id="ct211605616" text:id="ct211605616">
          <text:insertion>
            <office:change-info>
              <dc:creator>Lenovo</dc:creator>
              <dc:date>2017-02-22T11:54:00</dc:date>
            </office:change-info>
          </text:insertion>
        </text:changed-region>
        <text:changed-region xml:id="ct211604056" text:id="ct211604056">
          <text:deletion>
            <office:change-info>
              <dc:creator>Lenovo</dc:creator>
              <dc:date>2017-02-22T11:09:00</dc:date>
            </office:change-info>
            <text:p text:style-name="P2"><text:span text:style-name="T1"><text:s/>app </text:span></text:p>
          </text:deletion>
        </text:changed-region>
        <text:changed-region xml:id="ct211605096" text:id="ct211605096">
          <text:insertion>
            <office:change-info>
              <dc:creator>Lenovo</dc:creator>
              <dc:date>2017-02-22T11:09:00</dc:date>
            </office:change-info>
          </text:insertion>
        </text:changed-region>
        <text:changed-region xml:id="ct211604160" text:id="ct211604160">
          <text:insertion>
            <office:change-info>
              <dc:creator>Lenovo</dc:creator>
              <dc:date>2017-02-22T11:09:00</dc:date>
            </office:change-info>
          </text:insertion>
        </text:changed-region>
        <text:changed-region xml:id="ct211606968" text:id="ct211606968">
          <text:deletion>
            <office:change-info>
              <dc:creator>Lenovo</dc:creator>
              <dc:date>2017-02-22T11:09:00</dc:date>
            </office:change-info>
            <text:p text:style-name="P2"><text:span text:style-name="T1">เสียง</text:span></text:p>
          </text:deletion>
        </text:changed-region>
        <text:changed-region xml:id="ct211604680" text:id="ct211604680">
          <text:insertion>
            <office:change-info>
              <dc:creator>Lenovo</dc:creator>
              <dc:date>2017-02-22T11:09:00</dc:date>
            </office:change-info>
          </text:insertion>
        </text:changed-region>
        <text:changed-region xml:id="ct211606448" text:id="ct211606448">
          <text:insertion>
            <office:change-info>
              <dc:creator>Lenovo</dc:creator>
              <dc:date>2017-02-22T11:10:00</dc:date>
            </office:change-info>
          </text:insertion>
        </text:changed-region>
        <text:changed-region xml:id="ct211605408" text:id="ct211605408">
          <text:deletion>
            <office:change-info>
              <dc:creator>Lenovo</dc:creator>
              <dc:date>2017-02-22T11:10:00</dc:date>
            </office:change-info>
            <text:p text:style-name="P2"><text:span text:style-name="T1">การ</text:span></text:p>
          </text:deletion>
        </text:changed-region>
        <text:changed-region xml:id="ct211604264" text:id="ct211604264">
          <text:insertion>
            <office:change-info>
              <dc:creator>Lenovo</dc:creator>
              <dc:date>2017-02-22T11:10:00</dc:date>
            </office:change-info>
          </text:insertion>
        </text:changed-region>
        <text:changed-region xml:id="ct211604472" text:id="ct211604472">
          <text:deletion>
            <office:change-info>
              <dc:creator>Lenovo</dc:creator>
              <dc:date>2017-02-22T11:10:00</dc:date>
            </office:change-info>
            <text:p text:style-name="P2"><text:span text:style-name="T1">หนึ่งจะมี app</text:span></text:p>
          </text:deletion>
        </text:changed-region>
        <text:changed-region xml:id="ct211604576" text:id="ct211604576">
          <text:deletion>
            <office:change-info>
              <dc:creator>Lenovo</dc:creator>
              <dc:date>2017-02-22T11:11:00</dc:date>
            </office:change-info>
            <text:p text:style-name="P2"><text:span text:style-name="T1"><text:s/></text:span></text:p>
          </text:deletion>
        </text:changed-region>
        <text:changed-region xml:id="ct211606656" text:id="ct211606656">
          <text:insertion>
            <office:change-info>
              <dc:creator>Lenovo</dc:creator>
              <dc:date>2017-02-22T11:11:00</dc:date>
            </office:change-info>
          </text:insertion>
        </text:changed-region>
        <text:changed-region xml:id="ct211604784" text:id="ct211604784">
          <text:insertion>
            <office:change-info>
              <dc:creator>Lenovo</dc:creator>
              <dc:date>2017-02-22T11:11:00</dc:date>
            </office:change-info>
          </text:insertion>
        </text:changed-region>
        <text:changed-region xml:id="ct211605304" text:id="ct211605304">
          <text:insertion>
            <office:change-info>
              <dc:creator>Lenovo</dc:creator>
              <dc:date>2017-02-22T11:11:00</dc:date>
            </office:change-info>
          </text:insertion>
        </text:changed-region>
        <text:changed-region xml:id="ct211607072" text:id="ct211607072">
          <text:deletion>
            <office:change-info>
              <dc:creator>Lenovo</dc:creator>
              <dc:date>2017-02-22T11:11:00</dc:date>
            </office:change-info>
            <text:p text:style-name="P2"><text:span text:style-name="T1">ขั้น</text:span></text:p>
          </text:deletion>
        </text:changed-region>
        <text:changed-region xml:id="ct211605512" text:id="ct211605512">
          <text:insertion>
            <office:change-info>
              <dc:creator>Lenovo</dc:creator>
              <dc:date>2017-02-22T11:12:00</dc:date>
            </office:change-info>
          </text:insertion>
        </text:changed-region>
        <text:changed-region xml:id="ct211605720" text:id="ct211605720">
          <text:insertion>
            <office:change-info>
              <dc:creator>Lenovo</dc:creator>
              <dc:date>2017-02-22T11:12:00</dc:date>
            </office:change-info>
          </text:insertion>
        </text:changed-region>
        <text:changed-region xml:id="ct211605824" text:id="ct211605824">
          <text:deletion>
            <office:change-info>
              <dc:creator>Lenovo</dc:creator>
              <dc:date>2017-02-22T11:12:00</dc:date>
            </office:change-info>
            <text:p text:style-name="P2"><text:span text:style-name="T1">มีการ</text:span></text:p>
          </text:deletion>
        </text:changed-region>
        <text:changed-region xml:id="ct211606032" text:id="ct211606032">
          <text:insertion>
            <office:change-info>
              <dc:creator>Lenovo</dc:creator>
              <dc:date>2017-02-22T11:12:00</dc:date>
            </office:change-info>
          </text:insertion>
        </text:changed-region>
        <text:changed-region xml:id="ct211606136" text:id="ct211606136">
          <text:insertion>
            <office:change-info>
              <dc:creator>Lenovo</dc:creator>
              <dc:date>2017-02-22T11:15:00</dc:date>
            </office:change-info>
          </text:insertion>
        </text:changed-region>
        <text:changed-region xml:id="ct211606240" text:id="ct211606240">
          <text:insertion>
            <office:change-info>
              <dc:creator>Lenovo</dc:creator>
              <dc:date>2017-02-22T11:22:00</dc:date>
            </office:change-info>
          </text:insertion>
        </text:changed-region>
        <text:changed-region xml:id="ct211606344" text:id="ct211606344">
          <text:deletion>
            <office:change-info>
              <dc:creator>Lenovo</dc:creator>
              <dc:date>2017-02-22T11:15:00</dc:date>
            </office:change-info>
            <text:p text:style-name="P2"><text:span text:style-name="T1">ไว้</text:span></text:p>
          </text:deletion>
        </text:changed-region>
        <text:changed-region xml:id="ct212243744" text:id="ct212243744">
          <text:insertion>
            <office:change-info>
              <dc:creator>Lenovo</dc:creator>
              <dc:date>2017-02-22T11:22:00</dc:date>
            </office:change-info>
          </text:insertion>
        </text:changed-region>
        <text:changed-region xml:id="ct212243848" text:id="ct212243848">
          <text:deletion>
            <office:change-info>
              <dc:creator>Lenovo</dc:creator>
              <dc:date>2017-02-22T11:22:00</dc:date>
            </office:change-info>
            <text:p text:style-name="P2"><text:span text:style-name="T1">ของการเรียนผ่าน</text:span></text:p>
          </text:deletion>
        </text:changed-region>
        <text:changed-region xml:id="ct212243224" text:id="ct212243224">
          <text:deletion>
            <office:change-info>
              <dc:creator>Lenovo</dc:creator>
              <dc:date>2017-02-22T11:15:00</dc:date>
            </office:change-info>
            <text:p text:style-name="P2"><text:span text:style-name="T1"><text:s/>app</text:span></text:p>
          </text:deletion>
        </text:changed-region>
        <text:changed-region xml:id="ct212243432" text:id="ct212243432">
          <text:insertion>
            <office:change-info>
              <dc:creator>Lenovo</dc:creator>
              <dc:date>2017-02-22T11:22:00</dc:date>
            </office:change-info>
          </text:insertion>
        </text:changed-region>
        <text:changed-region xml:id="ct212243016" text:id="ct212243016">
          <text:deletion>
            <office:change-info>
              <dc:creator>Lenovo</dc:creator>
              <dc:date>2017-02-22T11:22:00</dc:date>
            </office:change-info>
            <text:p text:style-name="P2"><text:span text:style-name="T1">ใน</text:span></text:p>
          </text:deletion>
        </text:changed-region>
        <text:changed-region xml:id="ct212242600" text:id="ct212242600">
          <text:insertion>
            <office:change-info>
              <dc:creator>Lenovo</dc:creator>
              <dc:date>2017-02-22T11:22:00</dc:date>
            </office:change-info>
          </text:insertion>
        </text:changed-region>
        <text:changed-region xml:id="ct212243120" text:id="ct212243120">
          <text:insertion>
            <office:change-info>
              <dc:creator>Lenovo</dc:creator>
              <dc:date>2017-02-22T11:15:00</dc:date>
            </office:change-info>
          </text:insertion>
        </text:changed-region>
        <text:changed-region xml:id="ct212242808" text:id="ct212242808">
          <text:deletion>
            <office:change-info>
              <dc:creator>Lenovo</dc:creator>
              <dc:date>2017-02-22T11:16:00</dc:date>
            </office:change-info>
            <text:p text:style-name="P2"><text:span text:style-name="T1"><text:s text:c="2"/></text:span></text:p>
          </text:deletion>
        </text:changed-region>
        <text:changed-region xml:id="ct212242912" text:id="ct212242912">
          <text:insertion>
            <office:change-info>
              <dc:creator>Lenovo</dc:creator>
              <dc:date>2017-02-22T11:16:00</dc:date>
            </office:change-info>
          </text:insertion>
        </text:changed-region>
        <text:changed-region xml:id="ct212243328" text:id="ct212243328">
          <text:insertion>
            <office:change-info>
              <dc:creator>Lenovo</dc:creator>
              <dc:date>2017-02-22T11:16:00</dc:date>
            </office:change-info>
          </text:insertion>
        </text:changed-region>
        <text:changed-region xml:id="ct212243536" text:id="ct212243536">
          <text:insertion>
            <office:change-info>
              <dc:creator>Lenovo</dc:creator>
              <dc:date>2017-02-22T11:16:00</dc:date>
            </office:change-info>
          </text:insertion>
        </text:changed-region>
        <text:changed-region xml:id="ct212242496" text:id="ct212242496">
          <text:deletion>
            <office:change-info>
              <dc:creator>Lenovo</dc:creator>
              <dc:date>2017-02-22T11:16:00</dc:date>
            </office:change-info>
            <text:p text:style-name="P2"><text:span text:style-name="T1">คำศัพท์</text:span></text:p>
          </text:deletion>
        </text:changed-region>
        <text:changed-region xml:id="ct212243640" text:id="ct212243640">
          <text:insertion>
            <office:change-info>
              <dc:creator>Lenovo</dc:creator>
              <dc:date>2017-02-22T11:22:00</dc:date>
            </office:change-info>
          </text:insertion>
        </text:changed-region>
        <text:changed-region xml:id="ct212242704" text:id="ct212242704">
          <text:insertion>
            <office:change-info>
              <dc:creator>Lenovo</dc:creator>
              <dc:date>2017-02-22T11:23:00</dc:date>
            </office:change-info>
          </text:insertion>
        </text:changed-region>
        <text:changed-region xml:id="ct212238752" text:id="ct212238752">
          <text:deletion>
            <office:change-info>
              <dc:creator>Lenovo</dc:creator>
              <dc:date>2017-02-22T11:22:00</dc:date>
            </office:change-info>
            <text:p text:style-name="P2"><text:span text:style-name="T1">%</text:span></text:p>
          </text:deletion>
        </text:changed-region>
        <text:changed-region xml:id="ct212236048" text:id="ct212236048">
          <text:insertion>
            <office:change-info>
              <dc:creator>Lenovo</dc:creator>
              <dc:date>2017-02-22T11:23:00</dc:date>
            </office:change-info>
          </text:insertion>
        </text:changed-region>
        <text:changed-region xml:id="ct212236152" text:id="ct212236152">
          <text:deletion>
            <office:change-info>
              <dc:creator>Lenovo</dc:creator>
              <dc:date>2017-02-22T11:23:00</dc:date>
            </office:change-info>
            <text:p text:style-name="P2"><text:span text:style-name="T1">ไม่ได้เป็น</text:span></text:p>
          </text:deletion>
        </text:changed-region>
        <text:changed-region xml:id="ct212236256" text:id="ct212236256">
          <text:insertion>
            <office:change-info>
              <dc:creator>Lenovo</dc:creator>
              <dc:date>2017-02-22T11:23:00</dc:date>
            </office:change-info>
          </text:insertion>
        </text:changed-region>
        <text:changed-region xml:id="ct212237504" text:id="ct212237504">
          <text:deletion>
            <office:change-info>
              <dc:creator>Lenovo</dc:creator>
              <dc:date>2017-02-22T11:24:00</dc:date>
            </office:change-info>
            <text:p text:style-name="P2"><text:span text:style-name="T1">จำไว้ว่า</text:span></text:p>
          </text:deletion>
        </text:changed-region>
        <text:changed-region xml:id="ct212235840" text:id="ct212235840">
          <text:insertion>
            <office:change-info>
              <dc:creator>Lenovo</dc:creator>
              <dc:date>2017-02-22T11:24:00</dc:date>
            </office:change-info>
          </text:insertion>
        </text:changed-region>
        <text:changed-region xml:id="ct212238960" text:id="ct212238960">
          <text:insertion>
            <office:change-info>
              <dc:creator>Lenovo</dc:creator>
              <dc:date>2017-02-22T11:18:00</dc:date>
            </office:change-info>
          </text:insertion>
        </text:changed-region>
        <text:changed-region xml:id="ct212236360" text:id="ct212236360">
          <text:deletion>
            <office:change-info>
              <dc:creator>Lenovo</dc:creator>
              <dc:date>2017-02-22T11:18:00</dc:date>
            </office:change-info>
            <text:p text:style-name="P3"><text:span text:style-name="T2">สิ่งที่จะนำเงินไปใช้</text:span></text:p>
          </text:deletion>
        </text:changed-region>
        <text:changed-region xml:id="ct212238856" text:id="ct212238856">
          <text:insertion>
            <office:change-info>
              <dc:creator>Lenovo</dc:creator>
              <dc:date>2017-02-22T11:19:00</dc:date>
            </office:change-info>
          </text:insertion>
        </text:changed-region>
        <text:changed-region xml:id="ct212237192" text:id="ct212237192">
          <text:insertion>
            <office:change-info>
              <dc:creator>Lenovo</dc:creator>
              <dc:date>2017-02-22T11:19:00</dc:date>
            </office:change-info>
          </text:insertion>
        </text:changed-region>
        <text:changed-region xml:id="ct212236776" text:id="ct212236776">
          <text:insertion>
            <office:change-info>
              <dc:creator>Lenovo</dc:creator>
              <dc:date>2017-02-22T11:19:00</dc:date>
            </office:change-info>
          </text:insertion>
        </text:changed-region>
        <text:changed-region xml:id="ct212235944" text:id="ct212235944">
          <text:insertion>
            <office:change-info>
              <dc:creator>Lenovo</dc:creator>
              <dc:date>2017-02-22T11:19:00</dc:date>
            </office:change-info>
          </text:insertion>
        </text:changed-region>
        <text:changed-region xml:id="ct212237608" text:id="ct212237608">
          <text:insertion>
            <office:change-info>
              <dc:creator>Lenovo</dc:creator>
              <dc:date>2017-02-22T11:19:00</dc:date>
            </office:change-info>
          </text:insertion>
        </text:changed-region>
        <text:changed-region xml:id="ct212236568" text:id="ct212236568">
          <text:deletion>
            <office:change-info>
              <dc:creator>Lenovo</dc:creator>
              <dc:date>2017-02-22T11:19:00</dc:date>
            </office:change-info>
            <text:p text:style-name="P3"><text:span text:style-name="T1">app </text:span></text:p>
          </text:deletion>
        </text:changed-region>
        <text:changed-region xml:id="ct212237712" text:id="ct212237712">
          <text:insertion>
            <office:change-info>
              <dc:creator>Lenovo</dc:creator>
              <dc:date>2017-02-22T11:19:00</dc:date>
            </office:change-info>
          </text:insertion>
        </text:changed-region>
        <text:changed-region xml:id="ct212236984" text:id="ct212236984">
          <text:deletion>
            <office:change-info>
              <dc:creator>Tim Cranfield</dc:creator>
              <dc:date>2017-02-22T17:17:00</dc:date>
            </office:change-info>
            <text:p text:style-name="P4"><text:span text:style-name="T3">แอนดรอยด์</text:span></text:p>
          </text:deletion>
          <text:insertion>
            <office:change-info office:chg-author="Lenovo" office:chg-date-time="2017-02-22T11:21:00"/>
          </text:insertion>
        </text:changed-region>
        <text:changed-region xml:id="ct212236464" text:id="ct212236464">
          <text:deletion>
            <office:change-info>
              <dc:creator>Lenovo</dc:creator>
              <dc:date>2017-02-22T11:21:00</dc:date>
            </office:change-info>
            <text:p text:style-name="P4"><text:span text:style-name="T3"><text:s/>Android </text:span></text:p>
          </text:deletion>
        </text:changed-region>
        <text:changed-region xml:id="ct212238128" text:id="ct212238128">
          <text:deletion>
            <office:change-info>
              <dc:creator>Lenovo</dc:creator>
              <dc:date>2017-02-22T11:19:00</dc:date>
            </office:change-info>
            <text:p text:style-name="P4"><text:span text:style-name="T3"><text:s/></text:span></text:p>
          </text:deletion>
        </text:changed-region>
        <text:changed-region xml:id="ct212237088" text:id="ct212237088">
          <text:insertion>
            <office:change-info>
              <dc:creator>Lenovo</dc:creator>
              <dc:date>2017-02-22T11:21:00</dc:date>
            </office:change-info>
          </text:insertion>
        </text:changed-region>
        <text:changed-region xml:id="ct212237920" text:id="ct212237920">
          <text:deletion>
            <office:change-info>
              <dc:creator>Lenovo</dc:creator>
              <dc:date>2017-02-22T11:21:00</dc:date>
            </office:change-info>
            <text:p text:style-name="P4"><text:span text:style-name="T3"><text:s/>Android </text:span></text:p>
          </text:deletion>
        </text:changed-region>
        <text:changed-region xml:id="ct212236672" text:id="ct212236672">
          <text:insertion>
            <office:change-info>
              <dc:creator>Lenovo</dc:creator>
              <dc:date>2017-02-22T11:20:00</dc:date>
            </office:change-info>
          </text:insertion>
        </text:changed-region>
        <text:changed-region xml:id="ct212237816" text:id="ct212237816">
          <text:deletion>
            <office:change-info>
              <dc:creator>Lenovo</dc:creator>
              <dc:date>2017-02-22T11:20:00</dc:date>
            </office:change-info>
            <text:p text:style-name="P4"><text:span text:style-name="T3">นึ่</text:span></text:p>
          </text:deletion>
        </text:changed-region>
        <text:changed-region xml:id="ct212236880" text:id="ct212236880">
          <text:deletion>
            <office:change-info>
              <dc:creator>Tim Cranfield</dc:creator>
              <dc:date>2017-02-22T16:59:00</dc:date>
            </office:change-info>
            <text:p text:style-name="P5"/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211549624"/><text:span text:style-name="T1">จุดมุ่ง</text:span><text:change-end text:change-id="ct211549624"/><text:change text:change-id="ct211547440"/><text:span text:style-name="T1">หมายของ</text:span><text:change-start text:change-id="ct211546504"/><text:span text:style-name="T1">ผม</text:span><text:change-end text:change-id="ct211546504"/><text:change text:change-id="ct211548480"/><text:span text:style-name="T1">คือการ</text:span><text:change-start text:change-id="ct211548584"/><text:span text:style-name="T1">สร้าง</text:span><text:change-end text:change-id="ct211548584"/><text:change-start text:change-id="ct211548688"/><text:span text:style-name="T1"> แอปพลิเคชัน</text:span><text:change-end text:change-id="ct211548688"/><text:change text:change-id="ct211548792"/><text:change text:change-id="ct211550456"/><text:span text:style-name="T1"> </text:span><text:change-start text:change-id="ct211549208"/><text:span text:style-name="T1">ที่</text:span><text:change-end text:change-id="ct211549208"/><text:change text:change-id="ct211549936"/><text:span text:style-name="T1">ช่วยให้คนไทยได้เรียน</text:span><text:change-start text:change-id="ct211550248"/><text:span text:style-name="T1">รู้</text:span><text:change-end text:change-id="ct211550248"/><text:span text:style-name="T1">ภาษา</text:span><text:change-start text:change-id="ct211549832"/><text:span text:style-name="T1">อื่น ๆ </text:span><text:change-end text:change-id="ct211549832"/><text:span text:style-name="T1">จากเจ้าของภาษา</text:span><text:change-start text:change-id="ct211550144"/><text:span text:style-name="T1">นั้น ๆ </text:span><text:change-end text:change-id="ct211550144"/><text:span text:style-name="T1">ได้ทุกที่ทุกเวลา</text:span></text:p>
      <text:p text:style-name="P2"><text:span text:style-name="T1">ผมทำงานเป็น</text:span><text:change-start text:change-id="ct211550352"/><text:span text:style-name="T1">ครู</text:span><text:change-end text:change-id="ct211550352"/><text:span text:style-name="T1">อาสาสมัคร</text:span><text:change text:change-id="ct211550040"/><text:span text:style-name="T1">สอนภาษาอังกฤษในจังหวัดเชียงใหม่ </text:span><text:change-start text:change-id="ct211608008"/><text:span text:style-name="T1">และ</text:span><text:change-end text:change-id="ct211608008"/><text:change text:change-id="ct211607592"/><text:span text:style-name="T1">ผม</text:span><text:change-start text:change-id="ct211607696"/><text:span text:style-name="T1">ก็</text:span><text:change-end text:change-id="ct211607696"/><text:span text:style-name="T1">ยังเป็นนักพัฒนาซอฟ</text:span><text:change-start text:change-id="ct211607384"/><text:span text:style-name="T1">ต์</text:span><text:change-end text:change-id="ct211607384"/><text:span text:style-name="T1">แวร์</text:span><text:change-start text:change-id="ct211607904"/><text:span text:style-name="T1">อีกด้วย</text:span><text:change-end text:change-id="ct211607904"/><text:span text:style-name="T1"> ผมได้พบคนไทยหลายคนที่ต้องการจะเรียนภาษาอังกฤษ แต่พวกเขาไม่ค่อยมีเวลาที่จะ</text:span><text:change-start text:change-id="ct211607488"/><text:span text:style-name="T1">เข้า</text:span><text:change-end text:change-id="ct211607488"/><text:change text:change-id="ct211607800"/><text:span text:style-name="T1">เรียนภาษาอังกฤษในห้องเรียน <text:s/>อีกอย่าง</text:span><text:change-start text:change-id="ct211605928"/><text:span text:style-name="T1"> การเรียนกับเจ้าของภาษา</text:span><text:change-end text:change-id="ct211605928"/><text:span text:style-name="T1">อาจมีราคาแพง</text:span><text:change text:change-id="ct211606864"/><text:change-start text:change-id="ct211604888"/><text:span text:style-name="T1">พร้อมทั้</text:span><text:change-end text:change-id="ct211604888"/><text:change-start text:change-id="ct211607176"/><text:span text:style-name="T1">งได้ผล</text:span><text:change-end text:change-id="ct211607176"/><text:change text:change-id="ct211607280"/><text:change text:change-id="ct211605200"/><text:span text:style-name="T1">ช้า</text:span></text:p>
      <text:p text:style-name="P2"><text:change text:change-id="ct211606552"/><text:span text:style-name="T1">ประเทศ</text:span><text:change-start text:change-id="ct211604368"/><text:span text:style-name="T1">ในแถบ</text:span><text:change-end text:change-id="ct211604368"/><text:span text:style-name="T1">ยุโรป</text:span><text:change-start text:change-id="ct211604992"/><text:span text:style-name="T1">นั้น มี</text:span><text:change-end text:change-id="ct211604992"/><text:span text:style-name="T1">ผู้คนจำนวนมากกำลังใช้</text:span><text:change-start text:change-id="ct211606760"/><text:span text:style-name="T1">แอป</text:span><text:change-end text:change-id="ct211606760"/><text:change-start text:change-id="ct211605616"/><text:span text:style-name="T1"> </text:span><text:change-end text:change-id="ct211605616"/><text:change text:change-id="ct211604056"/><text:change-start text:change-id="ct211605096"/><text:span text:style-name="T1">ในการ</text:span><text:change-end text:change-id="ct211605096"/><text:span text:style-name="T1">สื่อสา</text:span><text:change-start text:change-id="ct211604160"/><text:span text:style-name="T1">ร</text:span><text:change-end text:change-id="ct211604160"/><text:span text:style-name="T1">ระหว่างกันเพื่อเรียนรู้ภาษา คุณจะได้ฟัง</text:span><text:change text:change-id="ct211606968"/><text:span text:style-name="T1">การออกเสียงคำศัพท์</text:span><text:change-start text:change-id="ct211604680"/><text:span text:style-name="T1"> </text:span><text:change-end text:change-id="ct211604680"/><text:span text:style-name="T1">หรือวลีจากเจ้าของภาษา </text:span><text:change-start text:change-id="ct211606448"/><text:span text:style-name="T1">เรียนรู้</text:span><text:change-end text:change-id="ct211606448"/><text:span text:style-name="T1">การเขียน และมีแบบฝึกหัดในการฝึก</text:span><text:change text:change-id="ct211605408"/><text:span text:style-name="T1">ใ</text:span><text:bookmark text:name="_GoBack"/><text:span text:style-name="T1">ช้คำศัพท์ <text:s text:c="2"/>ใน</text:span><text:change-start text:change-id="ct211604264"/><text:span text:style-name="T1">แอป</text:span><text:change-end text:change-id="ct211604264"/><text:change text:change-id="ct211604472"/><text:change text:change-id="ct211604576"/><text:span text:style-name="T1">จะมีคอร์ส</text:span><text:change-start text:change-id="ct211606656"/><text:span text:style-name="T1">เรียน</text:span><text:change-end text:change-id="ct211606656"/><text:span text:style-name="T1">ภาษาตั้งแต่</text:span><text:change-start text:change-id="ct211604784"/><text:span text:style-name="T1">ระดับ</text:span><text:change-end text:change-id="ct211604784"/><text:span text:style-name="T1">เริ่มต้นไปจนถึง</text:span><text:change-start text:change-id="ct211605304"/><text:span text:style-name="T1">ระดับ</text:span><text:change-end text:change-id="ct211605304"/><text:change text:change-id="ct211607072"/><text:span text:style-name="T1">สูง <text:s text:c="2"/>คุณสามารถเรียนได้ตลอดเวลา <text:s/></text:span><text:change-start text:change-id="ct211605512"/><text:span text:style-name="T1">มี</text:span><text:change-end text:change-id="ct211605512"/><text:span text:style-name="T1">ราคาถูก</text:span><text:change-start text:change-id="ct211605720"/><text:span text:style-name="T1"> </text:span><text:change-end text:change-id="ct211605720"/><text:span text:style-name="T1">และ</text:span><text:change text:change-id="ct211605824"/><text:span text:style-name="T1">ใช้งาน</text:span><text:change-start text:change-id="ct211606032"/><text:span text:style-name="T1">ได้</text:span><text:change-end text:change-id="ct211606032"/><text:span text:style-name="T1">ง่าย <text:s text:c="3"/>มีการวิจัย</text:span><text:change-start text:change-id="ct211606136"/><text:span text:style-name="T1">พิสูจ</text:span><text:change-end text:change-id="ct211606136"/><text:change-start text:change-id="ct211606240"/><text:span text:style-name="T1">น์</text:span><text:change-end text:change-id="ct211606240"/><text:change text:change-id="ct211606344"/><text:span text:style-name="T1">ว่า</text:span><text:change-start text:change-id="ct212243744"/><text:span text:style-name="T1">การเรียนผ่านแอป</text:span><text:change-end text:change-id="ct212243744"/><text:span text:style-name="T1"> 34 ชั่วโมง</text:span><text:change text:change-id="ct212243848"/><text:change text:change-id="ct212243224"/><text:span text:style-name="T1"> </text:span><text:change-start text:change-id="ct212243432"/><text:span text:style-name="T1">โดย</text:span><text:change-end text:change-id="ct212243432"/><text:change text:change-id="ct212243016"/><text:span text:style-name="T1">การสื่อสารระหว่างกัน</text:span><text:change-start text:change-id="ct212242600"/><text:span text:style-name="T1">นั้น</text:span><text:change-end text:change-id="ct212242600"/><text:change-start text:change-id="ct212243120"/><text:span text:style-name="T1">ได้ผลลัพธ์</text:span><text:change-end text:change-id="ct212243120"/><text:change text:change-id="ct212242808"/><text:span text:style-name="T1"> เท่ากับการเรียนในภาคเรียนระดับมหาวิทยาลัย</text:span></text:p>
      <text:p text:style-name="P2"><text:span text:style-name="T1">ถ้าพวกเราเรียนรู้</text:span><text:change-start text:change-id="ct212242912"/><text:span text:style-name="T1">คำศัพท์</text:span><text:change-end text:change-id="ct212242912"/><text:span text:style-name="T1">ภาษาอังกฤษ</text:span><text:change-start text:change-id="ct212243328"/><text:span text:style-name="T1"> </text:span><text:change-end text:change-id="ct212243328"/><text:span text:style-name="T1">2000</text:span><text:change-start text:change-id="ct212243536"/><text:span text:style-name="T1"> คำ</text:span><text:change-end text:change-id="ct212243536"/><text:change text:change-id="ct212242496"/><text:span text:style-name="T1"> <text:s/>แล้วพวกเราจะเข้าใจการพูดภาษาอังกฤษได้ 90</text:span><text:change-start text:change-id="ct212243640"/><text:span text:style-name="T1">เป</text:span><text:change-end text:change-id="ct212243640"/><text:change-start text:change-id="ct212242704"/><text:span text:style-name="T1">อร์เซ็นต์</text:span><text:change-end text:change-id="ct212242704"/><text:change text:change-id="ct212238752"/><text:span text:style-name="T1"> อย่างไรก็ตาม การเรียนคำศัพท์ใหม่</text:span><text:change-start text:change-id="ct212236048"/><text:span text:style-name="T1">นั้น</text:span><text:change-end text:change-id="ct212236048"/><text:change text:change-id="ct212236152"/><text:change-start text:change-id="ct212236256"/><text:span text:style-name="T1">ไม่ใช่</text:span><text:change-end text:change-id="ct212236256"/><text:span text:style-name="T1">เรื่องง่ายเลย <text:s/>พวกเราจึงจำเป็นต้องเห็นหรือได้ฟังเสียงคำศัพท์ใหม่15-20 ครั้ง ก่อนที่พวกเราจะจำได้ <text:s/>แต่</text:span><text:change text:change-id="ct212237504"/><text:change-start text:change-id="ct212235840"/><text:span text:style-name="T1">สิ่งที่ควรคำนึงถึงเสมอคือ </text:span><text:change-end text:change-id="ct212235840"/><text:span text:style-name="T1">คำศัพท์บางคำไม่ได้มีความหมายตามที่เราใช้ <text:s/>ภาษาอังกฤษจำนวนมากที่ไม่สามารถแปลตามตรงตัวได้ พวกเราสามารถเรียนเกี่ยวกับการใช้คำศัพท์โดยเห็นจากวลีหรือประโยคตัวอย่าง</text:span></text:p>
      <text:p text:style-name="P12"/>
      <text:p text:style-name="P3"><text:change-start text:change-id="ct212238960"/><text:span text:style-name="T2">เงินที่ได้จะถูกนำไปใช้ดังต่อไปนี้</text:span><text:change-end text:change-id="ct212238960"/><text:change text:change-id="ct212236360"/></text:p>
      <text:p text:style-name="P3"><text:span text:style-name="T1">20 000 </text:span><text:change-start text:change-id="ct212238856"/><text:span text:style-name="T1">บาท </text:span><text:change-end text:change-id="ct212238856"/><text:span text:style-name="T1">การแปล</text:span></text:p>
      <text:p text:style-name="P3"><text:span text:style-name="T1">20 000</text:span><text:change-start text:change-id="ct212237192"/><text:span text:style-name="T1"> บาท</text:span><text:change-end text:change-id="ct212237192"/><text:span text:style-name="T1"> พัฒนาซอฟแวร์</text:span></text:p>
      <text:p text:style-name="P3"><text:span text:style-name="T1">20 000</text:span><text:change-start text:change-id="ct212236776"/><text:span text:style-name="T1"> บาท</text:span><text:change-end text:change-id="ct212236776"/><text:span text:style-name="T1"> การอัดเสียงและการสร้างเนื้อหา</text:span></text:p>
      <text:p text:style-name="P3"><text:span text:style-name="T1">10 000 </text:span><text:change-start text:change-id="ct212235944"/><text:span text:style-name="T1">บาท </text:span><text:change-end text:change-id="ct212235944"/><text:span text:style-name="T1">ค่าภาษีและค่าธรรมเนียม</text:span></text:p>
      <text:p text:style-name="P3"><text:change-start text:change-id="ct212237608"/><text:span text:style-name="T1">แอป</text:span><text:change-end text:change-id="ct212237608"/><text:change text:change-id="ct212236568"/><text:span text:style-name="T1">นี้</text:span><text:change-start text:change-id="ct212237712"/><text:span text:style-name="T1">มี</text:span><text:change-end text:change-id="ct212237712"/><text:span text:style-name="T1">ราคาเพียง 100 บาท ซึ่งจะรวมถึงค่าใช้จ่ายในเซิร์ฟเวอร์และการพัฒนาอย่างต่อเนื่อง</text:span></text:p>
      <text:p text:style-name="P7"/>
      <text:p text:style-name="P4"><text:span text:style-name="T2">รางวัล</text:span></text:p>
      <text:p text:style-name="P4"><text:span text:style-name="T3"><text:tab/>ก่อนการซื้อ จะมี 2 บัญชีที่มีการเข้าถึงเนื้อหาทั้งหมด สามารถนำมาใช้บนอุปกรณ์</text:span><text:change text:change-id="ct212236984"/><text:change text:change-id="ct212236464"/><text:span text:style-name="T3">ทุกชนิด</text:span></text:p>
      <text:p text:style-name="P10"/>
      <text:p text:style-name="P4"><text:span text:style-name="T3"><text:tab/>ก่อนการซื้อ ไม่</text:span><text:change text:change-id="ct212238128"/><text:span text:style-name="T3">จำกัดจำนวนบัญชีที่มีการเข้าถึงเนื้อหาทั้งหมด สามารถนำมาใช้บนอุปกรณ์</text:span><text:change-start text:change-id="ct212237088"/><text:span text:style-name="T3">แอนดรอยด์</text:span><text:change-end text:change-id="ct212237088"/><text:change text:change-id="ct212237920"/><text:span text:style-name="T3">ทุกชนิด ไม่มีบัญชีใหม่หลังจากห</text:span><text:change-start text:change-id="ct212236672"/><text:span text:style-name="T3">นึ่</text:span><text:change-end text:change-id="ct212236672"/><text:change text:change-id="ct212237816"/><text:span text:style-name="T3">งปี</text:span></text:p>
      <text:p text:style-name="P12"/>
      <text:p text:style-name="P5"><text:soft-page-break/></text:p>
      <text:p text:style-name="P6"><text:change text:change-id="ct2122368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inherit" svg:font-family="inherit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Tim Cranfield</dc:creator>
    <meta:editing-cycles>3</meta:editing-cycles>
    <meta:creation-date>2017-02-22T04:54:00</meta:creation-date>
    <dc:date>2017-02-22T18:16:50.33</dc:date>
    <meta:editing-duration>PT1H17M44S</meta:editing-duration>
    <meta:generator>OpenOffice/4.1.2$Win32 OpenOffice.org_project/412m3$Build-9782</meta:generator>
    <meta:document-statistic meta:table-count="0" meta:image-count="0" meta:object-count="0" meta:page-count="2" meta:paragraph-count="48" meta:word-count="1409" meta:character-count="19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